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4" table:default-cell-style-name="Default"/>
        <table:table-row table:style-name="ro1" table:number-rows-repeated="44">
          <table:table-cell table:number-columns-repeated="4"/>
        </table:table-row>
        <table:table-row table:style-name="ro1">
          <table:table-cell office:value-type="float" office:value="9.283" calcext:value-type="float">
            <text:p>9.283</text:p>
          </table:table-cell>
          <table:table-cell office:value-type="float" office:value="11.181" calcext:value-type="float">
            <text:p>11.181</text:p>
          </table:table-cell>
          <table:table-cell office:value-type="float" office:value="11.716" calcext:value-type="float">
            <text:p>11.716</text:p>
          </table:table-cell>
          <table:table-cell office:value-type="float" office:value="8.078" calcext:value-type="float">
            <text:p>8.078</text:p>
          </table:table-cell>
        </table:table-row>
        <table:table-row table:style-name="ro1">
          <table:table-cell office:value-type="float" office:value="40.086" calcext:value-type="float">
            <text:p>40.086</text:p>
          </table:table-cell>
          <table:table-cell office:value-type="float" office:value="43.146" calcext:value-type="float">
            <text:p>43.146</text:p>
          </table:table-cell>
          <table:table-cell office:value-type="float" office:value="48.042" calcext:value-type="float">
            <text:p>48.042</text:p>
          </table:table-cell>
          <table:table-cell office:value-type="float" office:value="41.774" calcext:value-type="float">
            <text:p>41.774</text:p>
          </table:table-cell>
        </table:table-row>
        <table:table-row table:style-name="ro1">
          <table:table-cell office:value-type="float" office:value="97.887" calcext:value-type="float">
            <text:p>97.887</text:p>
          </table:table-cell>
          <table:table-cell office:value-type="float" office:value="100.211" calcext:value-type="float">
            <text:p>100.211</text:p>
          </table:table-cell>
          <table:table-cell office:value-type="float" office:value="113.857" calcext:value-type="float">
            <text:p>113.857</text:p>
          </table:table-cell>
          <table:table-cell office:value-type="float" office:value="103.986" calcext:value-type="float">
            <text:p>103.986</text:p>
          </table:table-cell>
        </table:table-row>
        <table:table-row table:style-name="ro1">
          <table:table-cell office:value-type="float" office:value="202.319" calcext:value-type="float">
            <text:p>202.319</text:p>
          </table:table-cell>
          <table:table-cell office:value-type="float" office:value="206.885" calcext:value-type="float">
            <text:p>206.885</text:p>
          </table:table-cell>
          <table:table-cell office:value-type="float" office:value="224.082" calcext:value-type="float">
            <text:p>224.082</text:p>
          </table:table-cell>
          <table:table-cell office:value-type="float" office:value="212.641" calcext:value-type="float">
            <text:p>212.641</text:p>
          </table:table-cell>
        </table:table-row>
        <table:table-row table:style-name="ro1">
          <table:table-cell office:value-type="float" office:value="372.12" calcext:value-type="float">
            <text:p>372.12</text:p>
          </table:table-cell>
          <table:table-cell office:value-type="float" office:value="382.516" calcext:value-type="float">
            <text:p>382.516</text:p>
          </table:table-cell>
          <table:table-cell office:value-type="float" office:value="394.807" calcext:value-type="float">
            <text:p>394.807</text:p>
          </table:table-cell>
          <table:table-cell office:value-type="float" office:value="381.493" calcext:value-type="float">
            <text:p>381.493</text:p>
          </table:table-cell>
        </table:table-row>
        <table:table-row table:style-name="ro1">
          <table:table-cell office:value-type="float" office:value="592.216" calcext:value-type="float">
            <text:p>592.216</text:p>
          </table:table-cell>
          <table:table-cell office:value-type="float" office:value="606.005" calcext:value-type="float">
            <text:p>606.005</text:p>
          </table:table-cell>
          <table:table-cell office:value-type="float" office:value="615.855" calcext:value-type="float">
            <text:p>615.855</text:p>
          </table:table-cell>
          <table:table-cell office:value-type="float" office:value="600.607" calcext:value-type="float">
            <text:p>600.607</text:p>
          </table:table-cell>
        </table:table-row>
        <table:table-row table:style-name="ro1">
          <table:table-cell office:value-type="float" office:value="858.236" calcext:value-type="float">
            <text:p>858.236</text:p>
          </table:table-cell>
          <table:table-cell office:value-type="float" office:value="880.827" calcext:value-type="float">
            <text:p>880.827</text:p>
          </table:table-cell>
          <table:table-cell office:value-type="float" office:value="888.878" calcext:value-type="float">
            <text:p>888.878</text:p>
          </table:table-cell>
          <table:table-cell office:value-type="float" office:value="873.387" calcext:value-type="float">
            <text:p>873.387</text:p>
          </table:table-cell>
        </table:table-row>
        <table:table-row table:style-name="ro1">
          <table:table-cell office:value-type="float" office:value="1193.13" calcext:value-type="float">
            <text:p>1193.13</text:p>
          </table:table-cell>
          <table:table-cell office:value-type="float" office:value="1220.02" calcext:value-type="float">
            <text:p>1220.02</text:p>
          </table:table-cell>
          <table:table-cell office:value-type="float" office:value="1230.31" calcext:value-type="float">
            <text:p>1230.31</text:p>
          </table:table-cell>
          <table:table-cell office:value-type="float" office:value="1217.27" calcext:value-type="float">
            <text:p>1217.27</text:p>
          </table:table-cell>
        </table:table-row>
        <table:table-row table:style-name="ro1">
          <table:table-cell office:value-type="float" office:value="1593.19" calcext:value-type="float">
            <text:p>1593.19</text:p>
          </table:table-cell>
          <table:table-cell office:value-type="float" office:value="1634.02" calcext:value-type="float">
            <text:p>1634.02</text:p>
          </table:table-cell>
          <table:table-cell office:value-type="float" office:value="1614.85" calcext:value-type="float">
            <text:p>1614.85</text:p>
          </table:table-cell>
          <table:table-cell office:value-type="float" office:value="1602.38" calcext:value-type="float">
            <text:p>1602.38</text:p>
          </table:table-cell>
        </table:table-row>
        <table:table-row table:style-name="ro1">
          <table:table-cell office:value-type="float" office:value="2073.08" calcext:value-type="float">
            <text:p>2073.08</text:p>
          </table:table-cell>
          <table:table-cell office:value-type="float" office:value="2110.23" calcext:value-type="float">
            <text:p>2110.23</text:p>
          </table:table-cell>
          <table:table-cell office:value-type="float" office:value="2071.98" calcext:value-type="float">
            <text:p>2071.98</text:p>
          </table:table-cell>
          <table:table-cell office:value-type="float" office:value="2058.99" calcext:value-type="float">
            <text:p>2058.99</text:p>
          </table:table-cell>
        </table:table-row>
        <table:table-row table:style-name="ro1">
          <table:table-cell office:value-type="float" office:value="2526.5" calcext:value-type="float">
            <text:p>2526.5</text:p>
          </table:table-cell>
          <table:table-cell office:value-type="float" office:value="2617.89" calcext:value-type="float">
            <text:p>2617.89</text:p>
          </table:table-cell>
          <table:table-cell office:value-type="float" office:value="2562.56" calcext:value-type="float">
            <text:p>2562.56</text:p>
          </table:table-cell>
          <table:table-cell office:value-type="float" office:value="2568.36" calcext:value-type="float">
            <text:p>2568.36</text:p>
          </table:table-cell>
        </table:table-row>
        <table:table-row table:style-name="ro1">
          <table:table-cell office:value-type="float" office:value="3045.23" calcext:value-type="float">
            <text:p>3045.23</text:p>
          </table:table-cell>
          <table:table-cell office:value-type="float" office:value="3166.94" calcext:value-type="float">
            <text:p>3166.94</text:p>
          </table:table-cell>
          <table:table-cell office:value-type="float" office:value="3115.22" calcext:value-type="float">
            <text:p>3115.22</text:p>
          </table:table-cell>
          <table:table-cell office:value-type="float" office:value="3129.89" calcext:value-type="float">
            <text:p>3129.89</text:p>
          </table:table-cell>
        </table:table-row>
        <table:table-row table:style-name="ro1">
          <table:table-cell office:value-type="float" office:value="3705.79" calcext:value-type="float">
            <text:p>3705.79</text:p>
          </table:table-cell>
          <table:table-cell office:value-type="float" office:value="3783.82" calcext:value-type="float">
            <text:p>3783.82</text:p>
          </table:table-cell>
          <table:table-cell office:value-type="float" office:value="3739.96" calcext:value-type="float">
            <text:p>3739.96</text:p>
          </table:table-cell>
          <table:table-cell office:value-type="float" office:value="3736.38" calcext:value-type="float">
            <text:p>3736.38</text:p>
          </table:table-cell>
        </table:table-row>
        <table:table-row table:style-name="ro1">
          <table:table-cell office:value-type="float" office:value="4386.06" calcext:value-type="float">
            <text:p>4386.06</text:p>
          </table:table-cell>
          <table:table-cell office:value-type="float" office:value="4517.78" calcext:value-type="float">
            <text:p>4517.78</text:p>
          </table:table-cell>
          <table:table-cell office:value-type="float" office:value="4443.7" calcext:value-type="float">
            <text:p>4443.7</text:p>
          </table:table-cell>
          <table:table-cell office:value-type="float" office:value="4462.38" calcext:value-type="float">
            <text:p>4462.38</text:p>
          </table:table-cell>
        </table:table-row>
        <table:table-row table:style-name="ro1">
          <table:table-cell office:value-type="float" office:value="5076.89" calcext:value-type="float">
            <text:p>5076.89</text:p>
          </table:table-cell>
          <table:table-cell office:value-type="float" office:value="5224.9" calcext:value-type="float">
            <text:p>5224.9</text:p>
          </table:table-cell>
          <table:table-cell office:value-type="float" office:value="5153.1" calcext:value-type="float">
            <text:p>5153.1</text:p>
          </table:table-cell>
          <table:table-cell office:value-type="float" office:value="5109.57" calcext:value-type="float">
            <text:p>5109.57</text:p>
          </table:table-cell>
        </table:table-row>
        <table:table-row table:style-name="ro1" table:number-rows-repeated="3">
          <table:table-cell table:number-columns-repeated="4"/>
        </table:table-row>
        <table:table-row table:style-name="ro1">
          <table:table-cell office:value-type="float" office:value="226.849" calcext:value-type="float">
            <text:p>226.849</text:p>
          </table:table-cell>
          <table:table-cell office:value-type="float" office:value="231.005" calcext:value-type="float">
            <text:p>231.005</text:p>
          </table:table-cell>
          <table:table-cell office:value-type="float" office:value="226.996" calcext:value-type="float">
            <text:p>226.996</text:p>
          </table:table-cell>
          <table:table-cell office:value-type="float" office:value="224.169" calcext:value-type="float">
            <text:p>224.169</text:p>
          </table:table-cell>
        </table:table-row>
        <table:table-row table:style-name="ro1">
          <table:table-cell office:value-type="float" office:value="455.779" calcext:value-type="float">
            <text:p>455.779</text:p>
          </table:table-cell>
          <table:table-cell office:value-type="float" office:value="470.897" calcext:value-type="float">
            <text:p>470.897</text:p>
          </table:table-cell>
          <table:table-cell office:value-type="float" office:value="461.743" calcext:value-type="float">
            <text:p>461.743</text:p>
          </table:table-cell>
          <table:table-cell office:value-type="float" office:value="456.967" calcext:value-type="float">
            <text:p>456.967</text:p>
          </table:table-cell>
        </table:table-row>
        <table:table-row table:style-name="ro1">
          <table:table-cell office:value-type="float" office:value="698.651" calcext:value-type="float">
            <text:p>698.651</text:p>
          </table:table-cell>
          <table:table-cell office:value-type="float" office:value="721.325" calcext:value-type="float">
            <text:p>721.325</text:p>
          </table:table-cell>
          <table:table-cell office:value-type="float" office:value="707.281" calcext:value-type="float">
            <text:p>707.281</text:p>
          </table:table-cell>
          <table:table-cell office:value-type="float" office:value="700.043" calcext:value-type="float">
            <text:p>700.043</text:p>
          </table:table-cell>
        </table:table-row>
        <table:table-row table:style-name="ro1">
          <table:table-cell office:value-type="float" office:value="928.557" calcext:value-type="float">
            <text:p>928.557</text:p>
          </table:table-cell>
          <table:table-cell office:value-type="float" office:value="956.603" calcext:value-type="float">
            <text:p>956.603</text:p>
          </table:table-cell>
          <table:table-cell office:value-type="float" office:value="943.674" calcext:value-type="float">
            <text:p>943.674</text:p>
          </table:table-cell>
          <table:table-cell office:value-type="float" office:value="931.246" calcext:value-type="float">
            <text:p>931.246</text:p>
          </table:table-cell>
        </table:table-row>
        <table:table-row table:style-name="ro1">
          <table:table-cell office:value-type="float" office:value="1123.68" calcext:value-type="float">
            <text:p>1123.68</text:p>
          </table:table-cell>
          <table:table-cell office:value-type="float" office:value="1163.26" calcext:value-type="float">
            <text:p>1163.26</text:p>
          </table:table-cell>
          <table:table-cell office:value-type="float" office:value="1153.33" calcext:value-type="float">
            <text:p>1153.33</text:p>
          </table:table-cell>
          <table:table-cell office:value-type="float" office:value="1127.01" calcext:value-type="float">
            <text:p>1127.01</text:p>
          </table:table-cell>
        </table:table-row>
        <table:table-row table:style-name="ro1">
          <table:table-cell office:value-type="float" office:value="1424.29" calcext:value-type="float">
            <text:p>1424.29</text:p>
          </table:table-cell>
          <table:table-cell office:value-type="float" office:value="1468.47" calcext:value-type="float">
            <text:p>1468.47</text:p>
          </table:table-cell>
          <table:table-cell office:value-type="float" office:value="1455.89" calcext:value-type="float">
            <text:p>1455.89</text:p>
          </table:table-cell>
          <table:table-cell office:value-type="float" office:value="1428.32" calcext:value-type="float">
            <text:p>1428.32</text:p>
          </table:table-cell>
        </table:table-row>
        <table:table-row table:style-name="ro1">
          <table:table-cell office:value-type="float" office:value="1667.42" calcext:value-type="float">
            <text:p>1667.42</text:p>
          </table:table-cell>
          <table:table-cell office:value-type="float" office:value="1723.01" calcext:value-type="float">
            <text:p>1723.01</text:p>
          </table:table-cell>
          <table:table-cell office:value-type="float" office:value="1700.42" calcext:value-type="float">
            <text:p>1700.42</text:p>
          </table:table-cell>
          <table:table-cell office:value-type="float" office:value="1672.62" calcext:value-type="float">
            <text:p>1672.62</text:p>
          </table:table-cell>
        </table:table-row>
        <table:table-row table:style-name="ro1">
          <table:table-cell office:value-type="float" office:value="1890.46" calcext:value-type="float">
            <text:p>1890.46</text:p>
          </table:table-cell>
          <table:table-cell office:value-type="float" office:value="1951.6" calcext:value-type="float">
            <text:p>1951.6</text:p>
          </table:table-cell>
          <table:table-cell office:value-type="float" office:value="1943.55" calcext:value-type="float">
            <text:p>1943.55</text:p>
          </table:table-cell>
          <table:table-cell office:value-type="float" office:value="1899.05" calcext:value-type="float">
            <text:p>1899.05</text:p>
          </table:table-cell>
        </table:table-row>
        <table:table-row table:style-name="ro1">
          <table:table-cell office:value-type="float" office:value="2089.58" calcext:value-type="float">
            <text:p>2089.58</text:p>
          </table:table-cell>
          <table:table-cell office:value-type="float" office:value="2171" calcext:value-type="float">
            <text:p>2171</text:p>
          </table:table-cell>
          <table:table-cell office:value-type="float" office:value="2195.94" calcext:value-type="float">
            <text:p>2195.94</text:p>
          </table:table-cell>
          <table:table-cell office:value-type="float" office:value="2107.39" calcext:value-type="float">
            <text:p>2107.39</text:p>
          </table:table-cell>
        </table:table-row>
        <table:table-row table:style-name="ro1">
          <table:table-cell office:value-type="float" office:value="2288.8" calcext:value-type="float">
            <text:p>2288.8</text:p>
          </table:table-cell>
          <table:table-cell office:value-type="float" office:value="2412.09" calcext:value-type="float">
            <text:p>2412.09</text:p>
          </table:table-cell>
          <table:table-cell office:value-type="float" office:value="2390.71" calcext:value-type="float">
            <text:p>2390.71</text:p>
          </table:table-cell>
          <table:table-cell office:value-type="float" office:value="2299.7" calcext:value-type="float">
            <text:p>2299.7</text:p>
          </table:table-cell>
        </table:table-row>
        <table:table-row table:style-name="ro1">
          <table:table-cell office:value-type="float" office:value="2587.05" calcext:value-type="float">
            <text:p>2587.05</text:p>
          </table:table-cell>
          <table:table-cell office:value-type="float" office:value="2707.01" calcext:value-type="float">
            <text:p>2707.01</text:p>
          </table:table-cell>
          <table:table-cell office:value-type="float" office:value="2707.53" calcext:value-type="float">
            <text:p>2707.53</text:p>
          </table:table-cell>
          <table:table-cell office:value-type="float" office:value="2615.76" calcext:value-type="float">
            <text:p>2615.76</text:p>
          </table:table-cell>
        </table:table-row>
        <table:table-row table:style-name="ro1">
          <table:table-cell office:value-type="float" office:value="2876.84" calcext:value-type="float">
            <text:p>2876.84</text:p>
          </table:table-cell>
          <table:table-cell office:value-type="float" office:value="2996.19" calcext:value-type="float">
            <text:p>2996.19</text:p>
          </table:table-cell>
          <table:table-cell office:value-type="float" office:value="3020.77" calcext:value-type="float">
            <text:p>3020.77</text:p>
          </table:table-cell>
          <table:table-cell office:value-type="float" office:value="2911.38" calcext:value-type="float">
            <text:p>2911.38</text:p>
          </table:table-cell>
        </table:table-row>
        <table:table-row table:style-name="ro1">
          <table:table-cell office:value-type="float" office:value="3146.55" calcext:value-type="float">
            <text:p>3146.55</text:p>
          </table:table-cell>
          <table:table-cell office:value-type="float" office:value="3218.29" calcext:value-type="float">
            <text:p>3218.29</text:p>
          </table:table-cell>
          <table:table-cell office:value-type="float" office:value="3275.67" calcext:value-type="float">
            <text:p>3275.67</text:p>
          </table:table-cell>
          <table:table-cell office:value-type="float" office:value="3171.55" calcext:value-type="float">
            <text:p>3171.55</text:p>
          </table:table-cell>
        </table:table-row>
        <table:table-row table:style-name="ro1">
          <table:table-cell office:value-type="float" office:value="3399.29" calcext:value-type="float">
            <text:p>3399.29</text:p>
          </table:table-cell>
          <table:table-cell office:value-type="float" office:value="3502.87" calcext:value-type="float">
            <text:p>3502.87</text:p>
          </table:table-cell>
          <table:table-cell office:value-type="float" office:value="3520.44" calcext:value-type="float">
            <text:p>3520.44</text:p>
          </table:table-cell>
          <table:table-cell office:value-type="float" office:value="3411.95" calcext:value-type="float">
            <text:p>3411.95</text:p>
          </table:table-cell>
        </table:table-row>
        <table:table-row table:style-name="ro1">
          <table:table-cell office:value-type="float" office:value="3627.22" calcext:value-type="float">
            <text:p>3627.22</text:p>
          </table:table-cell>
          <table:table-cell office:value-type="float" office:value="3762.69" calcext:value-type="float">
            <text:p>3762.69</text:p>
          </table:table-cell>
          <table:table-cell office:value-type="float" office:value="3761.19" calcext:value-type="float">
            <text:p>3761.19</text:p>
          </table:table-cell>
          <table:table-cell office:value-type="float" office:value="3649.36" calcext:value-type="float">
            <text:p>3649.3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0T14:51:22.913042522</meta:creation-date>
    <dc:date>2017-06-20T15:25:27.440010946</dc:date>
    <meta:editing-duration>PT13M44S</meta:editing-duration>
    <meta:editing-cycles>1</meta:editing-cycles>
    <meta:document-statistic meta:table-count="1" meta:cell-count="120" meta:object-count="0"/>
    <meta:generator>LibreOffice/5.1.4.2$Linux_X86_64 LibreOffice_project/10m0$Build-2</meta:generator>
  </office:meta>
</office:document-meta>
</file>